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1000002A112D809D190EBBF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4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4cm" svg:height="18.166cm" svg:x="1.73cm" svg:y="1.566cm">
          <draw:image xlink:href="Pictures/10000000000003C1000002A112D809D190EBBF88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1.192cm" svg:x="12.43cm" svg:y="1.713cm">
          <draw:text-box>
            <text:p text:style-name="P2"><text:span text:style-name="T1">ButtonUpPressed()</text:span></text:p>
            <text:p text:style-name="P2"><text:span text:style-name="T1">buttonDownPressed()</text:span></text:p>
          </draw:text-box>
        </draw:frame>
        <draw:frame draw:style-name="gr3" draw:text-style-name="P5" draw:layer="layout" svg:width="3.81cm" svg:height="4.128cm" svg:x="1.952cm" svg:y="14.017cm">
          <draw:text-box>
            <text:p text:style-name="P4"><text:span text:style-name="T1">MoveUp()</text:span></text:p>
            <text:p text:style-name="P4"><text:span text:style-name="T1">MoveDown()</text:span></text:p>
            <text:p text:style-name="P4"><text:span text:style-name="T1">AbortMove()</text:span></text:p>
            <text:p text:style-name="P4"><text:span text:style-name="T1">^moveAborted()</text:span></text:p>
            <text:p text:style-name="P4"><text:span text:style-name="T1">^moveFinished()</text:span></text:p>
            <text:p text:style-name="P4"><text:span text:style-name="T1">^moveFailed()</text:span></text:p>
          </draw:text-box>
        </draw:frame>
        <draw:frame draw:style-name="gr4" draw:text-style-name="P5" draw:layer="layout" svg:width="4.127cm" svg:height="1.588cm" svg:x="11.478cm" svg:y="15.604cm">
          <draw:text-box>
            <text:p text:style-name="P4"><text:span text:style-name="T1">^triggered()</text:span></text:p>
            <text:p text:style-name="P4"><text:span text:style-name="T1">^cleared()</text:span></text:p>
          </draw:text-box>
        </draw:frame>
        <draw:frame draw:style-name="gr4" draw:text-style-name="P5" draw:layer="layout" svg:width="4.127cm" svg:height="1.588cm" svg:x="16.875cm" svg:y="15.604cm">
          <draw:text-box>
            <text:p text:style-name="P4"><text:span text:style-name="T1">^triggered()</text:span></text:p>
            <text:p text:style-name="P4"><text:span text:style-name="T1">^cleared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9T18:57:12.917881289</dc:date>
    <meta:editing-duration>PT4M58S</meta:editing-duration>
    <meta:editing-cycles>1</meta:editing-cycles>
    <meta:document-statistic meta:object-count="5"/>
    <meta:generator>LibreOffice/7.4.7.2$Linux_X86_64 LibreOffice_project/40$Build-2</meta:generator>
  </office:meta>
</office:document-meta>
</file>